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co5" style:family="table-column">
      <style:table-column-properties fo:break-before="auto" style:column-width="2.267cm"/>
    </style:style>
    <style:style style:name="co2" style:family="table-column">
      <style:table-column-properties fo:break-before="auto" style:column-width="11.344cm"/>
    </style:style>
    <style:style style:name="co3" style:family="table-column">
      <style:table-column-properties fo:break-before="auto" style:column-width="3.826cm"/>
    </style:style>
    <style:style style:name="co4" style:family="table-column">
      <style:table-column-properties fo:break-before="auto" style:column-width="2.896cm"/>
    </style:style>
    <style:style style:name="co6" style:family="table-column">
      <style:table-column-properties fo:break-before="auto" style:column-width="3.752cm"/>
    </style:style>
    <style:style style:name="ro10" style:family="table-row">
      <style:table-row-properties style:row-height="0.427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027cm" fo:break-before="auto" style:use-optimal-row-height="true"/>
    </style:style>
    <style:style style:name="ro11" style:family="table-row">
      <style:table-row-properties style:row-height="3.21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8000" number:language="de" number:country="DE">
      <number:number number:min-integer-digits="1"/>
    </number:number-style>
    <style:style style:name="ce1" style:family="table-cell" style:parent-style-name="Default" style:data-style-name="N100">
      <style:table-cell-properties fo:background-color="#ffff66" fo:wrap-option="wrap" style:shrink-to-fit="false"/>
      <style:text-properties style:use-window-font-color="true" style:text-outline="false" style:text-line-through-style="none" style:font-name="Liberation Sans"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fo:wrap-option="wrap"/>
    </style:style>
    <style:style style:name="ce4" style:family="table-cell" style:parent-style-name="Default">
      <style:table-cell-properties fo:wrap-option="wrap"/>
      <style:text-properties fo:font-weight="normal" style:font-weight-asian="normal" style:font-weight-complex="normal"/>
    </style:style>
    <style:style style:name="ce5" style:family="table-cell" style:parent-style-name="Default" style:data-style-name="N8000">
      <style:table-cell-properties fo:background-color="#ffff66" style:text-align-source="fix" style:repeat-content="false" fo:wrap-option="wrap"/>
      <style:paragraph-properties fo:text-align="center" fo:margin-left="0cm"/>
      <style:text-properties style:font-name="Liberation Sans" fo:language="en" fo:country="US"/>
    </style:style>
    <style:style style:name="ce6" style:family="table-cell" style:parent-style-name="Default" style:data-style-name="N8000">
      <style:table-cell-properties fo:wrap-option="wrap"/>
      <style:text-properties fo:language="en" fo:country="US" fo:font-weight="bold" style:font-weight-asian="bold" style:font-weight-complex="bold"/>
    </style:style>
    <style:style style:name="ce7" style:family="table-cell" style:parent-style-name="Default" style:data-style-name="N8000">
      <style:table-cell-properties fo:wrap-option="wrap"/>
      <style:text-properties fo:language="en" fo:country="US"/>
    </style:style>
    <style:style style:name="ce8" style:family="table-cell" style:parent-style-name="Default" style:data-style-name="N8000">
      <style:text-properties fo:language="en" fo:country="US"/>
    </style:style>
    <style:style style:name="ce9" style:family="table-cell" style:parent-style-name="Default" style:data-style-name="N8000">
      <style:table-cell-properties fo:wrap-option="wrap"/>
      <style:text-properties fo:language="en" fo:country="US" fo:font-weight="normal" style:font-weight-asian="normal" style:font-weight-complex="normal"/>
    </style:style>
    <style:style style:name="ce10" style:family="table-cell" style:parent-style-name="Default" style:data-style-name="N8000">
      <style:table-cell-properties fo:background-color="#ffff66" style:text-align-source="fix" style:repeat-content="false"/>
      <style:paragraph-properties fo:text-align="center" fo:margin-left="0cm"/>
      <style:text-properties style:font-name="Liberation Sans" fo:font-size="12pt" fo:language="en" fo:country="US" style:font-size-asian="12pt" style:font-size-complex="12pt"/>
    </style:style>
    <style:style style:name="ce11" style:family="table-cell" style:parent-style-name="Default" style:data-style-name="N8000">
      <style:table-cell-properties fo:background-color="#ffff66" style:text-align-source="fix" style:repeat-content="false"/>
      <style:paragraph-properties fo:text-align="center" fo:margin-left="0cm"/>
      <style:text-properties style:font-name="Liberation Sans" fo:font-size="12pt" fo:language="en" fo:country="US" fo:font-weight="bold" style:font-size-asian="12pt" style:font-weight-asian="bold" style:font-size-complex="12pt" style:font-weight-complex="bold"/>
    </style:style>
    <style:style style:name="ce12" style:family="table-cell" style:parent-style-name="Default">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T1" style:family="text">
      <style:text-properties fo:color="#ff3333"/>
    </style:style>
  </office:automatic-styles>
  <office:body>
    <office:spreadsheet>
      <table:table table:name="Tabelle1" table:style-name="ta1" table:print="false">
        <table:table-column table:style-name="co2" table:default-cell-style-name="ce3"/>
        <table:table-column table:style-name="co3" table:default-cell-style-name="ce7"/>
        <table:table-column table:style-name="co4" table:default-cell-style-name="ce7"/>
        <table:table-column table:style-name="co6" table:default-cell-style-name="ce7"/>
        <table:table-column table:style-name="co5" table:number-columns-repeated="1020" table:default-cell-style-name="ce3"/>
        <table:table-row table:style-name="ro2">
          <table:table-cell table:style-name="ce1" office:value-type="string">
            <text:p>Raw Text </text:p>
          </table:table-cell>
          <table:table-cell table:style-name="ce5" office:value-type="string">
            <text:p>Descriptive</text:p>
            <text:p>Codes </text:p>
          </table:table-cell>
          <table:table-cell table:style-name="ce10" office:value-type="string">
            <text:p>Interpretative</text:p>
            <text:p>Codes </text:p>
          </table:table-cell>
          <table:table-cell table:style-name="ce11" office:value-type="string">
            <text:p>Overarching</text:p>
            <text:p>Themes </text:p>
          </table:table-cell>
          <table:table-cell table:number-columns-repeated="1020"/>
        </table:table-row>
        <table:table-row table:style-name="ro3">
          <table:table-cell table:style-name="ce2" office:value-type="string">
            <text:p>Du hast kein VoD Service?</text:p>
          </table:table-cell>
          <table:table-cell table:style-name="ce6" table:number-columns-repeated="3"/>
          <table:table-cell table:style-name="ce2" table:number-columns-repeated="1020"/>
        </table:table-row>
        <table:table-row table:style-name="ro3">
          <table:table-cell office:value-type="string">
            <text:p>Nein.</text:p>
          </table:table-cell>
          <table:table-cell table:number-columns-repeated="1023"/>
        </table:table-row>
        <table:table-row table:style-name="ro3">
          <table:table-cell table:style-name="ce2" office:value-type="string">
            <text:p>Warum nicht?</text:p>
          </table:table-cell>
          <table:table-cell table:style-name="ce6" table:number-columns-repeated="3"/>
          <table:table-cell table:style-name="ce2" table:number-columns-repeated="1020"/>
        </table:table-row>
        <table:table-row table:style-name="ro4">
          <table:table-cell office:value-type="string">
            <text:p>Teilweise weil ich denke weil ich <text:span text:style-name="T1">schon so abgedeckt</text:span> bin. Zum anderen aber auch weil ich denke dass mir das im Moment <text:span text:style-name="T1">zu teuer</text:span> ist. Also wenn ich irgendwo Serien herbekomme dann frage ich meistens Freunde oder schau sie mir im Fersehen, auf Youtube an.</text:p>
          </table:table-cell>
          <table:table-cell office:value-type="string">
            <text:p>No need for VoD, too expensive, other </text:p>
          </table:table-cell>
          <table:table-cell office:value-type="string">
            <text:p>Reasons for VoD</text:p>
          </table:table-cell>
          <table:table-cell table:style-name="ce12" office:value-type="string">
            <text:p>user needs</text:p>
          </table:table-cell>
          <table:table-cell table:number-columns-repeated="1020"/>
        </table:table-row>
        <table:table-row table:style-name="ro3">
          <table:table-cell table:style-name="ce2" office:value-type="string">
            <text:p>Und dann gibt es noch das weite Netz...</text:p>
          </table:table-cell>
          <table:table-cell table:style-name="ce6" table:number-columns-repeated="3"/>
          <table:table-cell table:style-name="ce2" table:number-columns-repeated="1020"/>
        </table:table-row>
        <table:table-row table:style-name="ro3">
          <table:table-cell office:value-type="string">
            <text:p>Das ist auch richtig (kurze Stille)</text:p>
          </table:table-cell>
          <table:table-cell table:number-columns-repeated="1023"/>
        </table:table-row>
        <table:table-row table:style-name="ro5">
          <table:table-cell table:style-name="ce2" office:value-type="string">
            <text:p>Das lassen wir mal so stehen. Was wären denn Gründe für dich so ein Abonnement abzuschließen?</text:p>
          </table:table-cell>
          <table:table-cell table:style-name="ce6" table:number-columns-repeated="3"/>
          <table:table-cell table:style-name="ce2" table:number-columns-repeated="1020"/>
        </table:table-row>
        <table:table-row table:style-name="ro6">
          <table:table-cell office:value-type="string">
            <text:p>Gründe wären zum einen<text:span text:style-name="T1"> das sie Serien anbieten</text:span>, ich schaue sehr viele Serien. Zum anderen das ich sie auf Englisch anschauen würde. Ich finde Serien auf Englisch sind sehr viel interessant Ich würde sie sowohl auf Englisch als auch auf Deutsch anschauen. Des weiteren könnte ich es dann<text:span text:style-name="T1"> wo und wann anschauen wie ich möchte</text:span> und ich <text:span text:style-name="T1">nicht mehr auf Releases warten</text:span> zu müsse oder weil ich ich nicht ein halbes Jahr auf die nächsten Folgen warten muss.</text:p>
          </table:table-cell>
          <table:table-cell office:value-type="string">
            <text:p>Reasons for VoD would be the content, availability</text:p>
          </table:table-cell>
          <table:table-cell office:value-type="string">
            <text:p>Reasons for VoD</text:p>
          </table:table-cell>
          <table:table-cell table:style-name="ce12" office:value-type="string">
            <text:p>user needs</text:p>
          </table:table-cell>
          <table:table-cell table:number-columns-repeated="1020"/>
        </table:table-row>
        <table:table-row table:style-name="ro3">
          <table:table-cell table:style-name="ce2" office:value-type="string">
            <text:p>Du hast es halt ständig.</text:p>
          </table:table-cell>
          <table:table-cell table:style-name="ce6" table:number-columns-repeated="3"/>
          <table:table-cell table:style-name="ce2" table:number-columns-repeated="1020"/>
        </table:table-row>
        <table:table-row table:style-name="ro3">
          <table:table-cell office:value-type="string">
            <text:p>Genau.</text:p>
          </table:table-cell>
          <table:table-cell table:number-columns-repeated="1023"/>
        </table:table-row>
        <table:table-row table:style-name="ro5">
          <table:table-cell table:style-name="ce2" office:value-type="string">
            <text:p><text:s/>Bei welchen Gelegenheiten oder Möglichkeiten würdest du auf ein solches Portal zugreifen?</text:p>
          </table:table-cell>
          <table:table-cell table:number-columns-repeated="1023"/>
        </table:table-row>
        <table:table-row table:style-name="ro6">
          <table:table-cell office:value-type="string">
            <text:p>In Serienpausen. Also<text:span text:style-name="T1"> wenn halt grad nix gescheites kommt</text:span> im Serienangebot.Meistens ist es so dass wenn man rein kommt in eine Serie dann will man sie von Anfang bis Ende schauen. Also es gibt eigentlich keine wirklichen Gründe sondern <text:span text:style-name="T1">nach Lust und Laune</text:span>. Es ist nicht so dass ich mir vornehme wenn ich eine Folge geschaut habe, dass ich dann die komplette Staffel schauen muss, es ist mir schon passiert, aber nicht in letzter Zeit. </text:p>
          </table:table-cell>
          <table:table-cell office:value-type="string">
            <text:p>Reasons to watch would be nothing to do, per-watched other episodes</text:p>
          </table:table-cell>
          <table:table-cell office:value-type="string">
            <text:p>Reasons for VoD</text:p>
          </table:table-cell>
          <table:table-cell table:style-name="ce12" office:value-type="string">
            <text:p>user desires</text:p>
          </table:table-cell>
          <table:table-cell table:number-columns-repeated="1020"/>
        </table:table-row>
        <table:table-row table:style-name="ro5">
          <table:table-cell table:style-name="ce2" office:value-type="string">
            <text:p>Hast du irgendwelchen Erfahrungen damit oder aus dem Freundeskreis oder so was?</text:p>
          </table:table-cell>
          <table:table-cell table:style-name="ce6" table:number-columns-repeated="3"/>
          <table:table-cell table:style-name="ce2" table:number-columns-repeated="1020"/>
        </table:table-row>
        <table:table-row table:style-name="ro7">
          <table:table-cell office:value-type="string">
            <text:p>Nein, nur was du mir erzählt hast. Was ich halt mache was viele Fernsehsender machen , ist dass ich mir Die Folge die kam für 7 Tage online stellen. Finde ich eine guten Kompromiss?</text:p>
          </table:table-cell>
          <table:table-cell table:number-columns-repeated="1023"/>
        </table:table-row>
        <table:table-row table:style-name="ro5">
          <table:table-cell table:style-name="ce2" office:value-type="string">
            <text:p>Wie kannst du das vorhandene Angebot, bzw. was würdest du dir drin wünschen?</text:p>
          </table:table-cell>
          <table:table-cell table:number-columns-repeated="1023"/>
        </table:table-row>
        <table:table-row table:style-name="ro8">
          <table:table-cell office:value-type="string">
            <text:p>Was ich mir vorstellen kann ist <text:span text:style-name="T1">die Mainstream, </text:span>also das was auch im Fernsehen läuft. Aber auch viel zusätzlichen. Ich kann mir vorstellen, dass es v.A: im deutschsprachigen Raum <text:span text:style-name="T1">meist deutschsprachige Serien/Filme</text:span> sind. Ich weiß aber, dass mit Netflix nun auch viel Eigenproduktionen dazukommen Ich muss dazu sagen dass ich <text:s/>"House of Cards" angeschaut habe, welches dann ja auch im TV lief. </text:p>
          </table:table-cell>
          <table:table-cell office:value-type="string">
            <text:p>Want to watch mainstream, german</text:p>
          </table:table-cell>
          <table:table-cell office:value-type="string">
            <text:p>things to watch</text:p>
          </table:table-cell>
          <table:table-cell table:style-name="ce12" office:value-type="string">
            <text:p>user desires</text:p>
          </table:table-cell>
          <table:table-cell table:number-columns-repeated="1020"/>
        </table:table-row>
        <table:table-row table:style-name="ro5">
          <table:table-cell table:style-name="ce2" office:value-type="string">
            <text:p>Also wenn ich jetzt von meinen persönlichen Erfahrung sprechen darf, fehlen mir die top aktuellen Sachen...</text:p>
          </table:table-cell>
          <table:table-cell table:style-name="ce6" table:number-columns-repeated="3"/>
          <table:table-cell table:style-name="ce2" table:number-columns-repeated="1020"/>
        </table:table-row>
        <table:table-row table:style-name="ro3">
          <table:table-cell office:value-type="string">
            <text:p>Wir haben doch Apple TV. Zählt das auch darunter?</text:p>
          </table:table-cell>
          <table:table-cell table:number-columns-repeated="1023"/>
        </table:table-row>
        <table:table-row table:style-name="ro9">
          <table:table-cell table:style-name="ce2" office:value-type="string">
            <text:p>Nein es gibt ja die Zwei Kategorien der on-Demand Videos. Einmal wie z.B. Apples iTunes, wodurch einzelne Filme leihen kannst, und dann noch die ganze Maxdome, Netflix, Watchever Fraktion wo du monatlich zahlst und dir dann alles anschaust. Wir Beschäftigung und mit letzterem. </text:p>
          </table:table-cell>
          <table:table-cell table:number-columns-repeated="1023"/>
        </table:table-row>
        <table:table-row table:style-name="ro5">
          <table:table-cell office:value-type="string">
            <text:p>Was ich da dann halt kenne ist dass die Filme erst sehr viel später als im Kino laufen.</text:p>
          </table:table-cell>
          <table:table-cell table:style-name="Default" table:number-columns-repeated="3"/>
          <table:table-cell table:number-columns-repeated="1020"/>
        </table:table-row>
        <table:table-row table:style-name="ro3">
          <table:table-cell table:style-name="ce2" office:value-type="string">
            <text:p>Ja, teilweise erst 1-2 Jahre später. </text:p>
          </table:table-cell>
          <table:table-cell table:number-columns-repeated="1023"/>
        </table:table-row>
        <table:table-row table:style-name="ro5">
          <table:table-cell office:value-type="string">
            <text:p><text:span text:style-name="T1">Das ist krass, </text:span>da sind dann ja die DVDs schon ewig draußen. Aber die guten Klassiker laufen dann schon gut.</text:p>
          </table:table-cell>
          <table:table-cell office:value-type="string">
            <text:p>want to watch up to date series, movies</text:p>
          </table:table-cell>
          <table:table-cell office:value-type="string">
            <text:p>things to watch</text:p>
          </table:table-cell>
          <table:table-cell table:style-name="ce12" office:value-type="string">
            <text:p>user desires</text:p>
          </table:table-cell>
          <table:table-cell table:number-columns-repeated="1020"/>
        </table:table-row>
        <table:table-row table:style-name="ro3">
          <table:table-cell table:style-name="ce2" office:value-type="string">
            <text:p>Was bräuchtest du denn nicht drinnen?</text:p>
          </table:table-cell>
          <table:table-cell table:style-name="ce8"/>
          <table:table-cell table:number-columns-repeated="1022"/>
        </table:table-row>
        <table:table-row table:style-name="ro5">
          <table:table-cell office:value-type="string">
            <text:p><text:span text:style-name="T1">Horrofilme.</text:span> Ich kann kein Horror (lacht)</text:p>
          </table:table-cell>
          <table:table-cell office:value-type="string">
            <text:p>no want to watch : horror</text:p>
          </table:table-cell>
          <table:table-cell office:value-type="string">
            <text:p>things to watch</text:p>
          </table:table-cell>
          <table:table-cell table:style-name="ce12" office:value-type="string">
            <text:p>user desires</text:p>
          </table:table-cell>
          <table:table-cell table:number-columns-repeated="1020"/>
        </table:table-row>
        <table:table-row table:style-name="ro3">
          <table:table-cell table:style-name="ce2" office:value-type="string">
            <text:p>Oh Gott, des kann ja alles sein.</text:p>
          </table:table-cell>
          <table:table-cell table:style-name="ce6" table:number-columns-repeated="3"/>
          <table:table-cell table:style-name="ce2" table:number-columns-repeated="1020"/>
        </table:table-row>
        <table:table-row table:style-name="ro5">
          <table:table-cell office:value-type="string">
            <text:p>Aber sie <text:span text:style-name="T1">sollten schon was drin lassen,</text:span> weil ab und zu will man dann schin mal so was anschauen.</text:p>
          </table:table-cell>
          <table:table-cell office:value-type="string">
            <text:p>but sometimes even horror</text:p>
          </table:table-cell>
          <table:table-cell office:value-type="string">
            <text:p>things to watch</text:p>
          </table:table-cell>
          <table:table-cell table:style-name="ce12" office:value-type="string">
            <text:p>user desires</text:p>
          </table:table-cell>
          <table:table-cell table:number-columns-repeated="1020"/>
        </table:table-row>
        <table:table-row table:style-name="ro3">
          <table:table-cell table:style-name="ce2" office:value-type="string">
            <text:p>Wie könnte man des Angebot verbessern?</text:p>
          </table:table-cell>
          <table:table-cell table:style-name="ce6" table:number-columns-repeated="3"/>
          <table:table-cell table:style-name="ce2" table:number-columns-repeated="1020"/>
        </table:table-row>
        <table:table-row table:style-name="ro7">
          <table:table-cell office:value-type="string">
            <text:p>Willst du da wirklich ne Antwort drauf? <text:span text:style-name="T1">Nutzerumfragen</text:span>. Und das <text:span text:style-name="T1">was die Leute schauen analysieren </text:span>und dementsprechend dann anbieten und verbessern.</text:p>
          </table:table-cell>
          <table:table-cell office:value-type="string">
            <text:p>want to select what Content is added, but also through history</text:p>
          </table:table-cell>
          <table:table-cell office:value-type="string">
            <text:p>How to Select</text:p>
          </table:table-cell>
          <table:table-cell table:style-name="ce12" office:value-type="string">
            <text:p>desired features</text:p>
          </table:table-cell>
          <table:table-cell table:number-columns-repeated="1020"/>
        </table:table-row>
        <table:table-row table:style-name="ro5">
          <table:table-cell table:style-name="ce2" office:value-type="string">
            <text:p>Wenn du sonst irgendwie was anschaust wie wirst du drauf aufmerksam? Wie bestimmst du was du anschaust?</text:p>
          </table:table-cell>
          <table:table-cell table:style-name="ce6" table:number-columns-repeated="3"/>
          <table:table-cell table:style-name="ce2" table:number-columns-repeated="1020"/>
        </table:table-row>
        <table:table-row table:style-name="ro8">
          <table:table-cell office:value-type="string">
            <text:p>Zum eine <text:span text:style-name="T1">durch Freunde,</text:span> also durch dieses "los komm ich zeig dir die Serien die ist gut". <text:span text:style-name="T1">Trailer</text:span>, ich schau gerne ich schau viele Trailer. und dann ist das, <text:span text:style-name="T1">wenn du einmal in diesem Genre drin bist.</text:span> Also ich schau gerne Grey's Anathomy. Seit mittlerweile fast 10 Jahren.und dann bist du in diesem Genre drin Also dann schaust du Emergency Room, du schaust Private Practice.</text:p>
          </table:table-cell>
          <table:table-cell office:value-type="string">
            <text:p>Selection through recomendation( friends, responses), <text:s/>same genre</text:p>
          </table:table-cell>
          <table:table-cell office:value-type="string">
            <text:p>How to Select</text:p>
          </table:table-cell>
          <table:table-cell table:style-name="ce12" office:value-type="string">
            <text:p>User desires/ </text:p>
            <text:p>Desired features</text:p>
          </table:table-cell>
          <table:table-cell table:number-columns-repeated="1020"/>
        </table:table-row>
        <table:table-row table:style-name="ro3">
          <table:table-cell table:style-name="ce2" office:value-type="string">
            <text:p>Du schaust das was sehr Genre verwandt ist.</text:p>
          </table:table-cell>
          <table:table-cell table:style-name="ce6" table:number-columns-repeated="3"/>
          <table:table-cell table:style-name="ce2" table:number-columns-repeated="1020"/>
        </table:table-row>
        <table:table-row table:style-name="ro5">
          <table:table-cell office:value-type="string">
            <text:p>Richtig. und sonst Uni-Erzählungen. Oder wenn bestimmte Marathons laufen.</text:p>
          </table:table-cell>
          <table:table-cell table:number-columns-repeated="1023"/>
        </table:table-row>
        <table:table-row table:style-name="ro7">
          <table:table-cell table:style-name="ce2" office:value-type="string">
            <text:p>Was würdest du dir wünschen das wirklich Design-technische Elemente drin stecken? Was würdest du dir für Features sozusagen wünschen?</text:p>
          </table:table-cell>
          <table:table-cell table:style-name="ce6" table:number-columns-repeated="3"/>
          <table:table-cell table:style-name="ce2" table:number-columns-repeated="1020"/>
        </table:table-row>
        <table:table-row table:style-name="ro7">
          <table:table-cell office:value-type="string">
            <text:p>Also nachdem ich mich damit ja nicht wirklich damit auskenne... Das es halt <text:span text:style-name="T1">benutzerfreundlich</text:span> ist. Das du ne <text:span text:style-name="T1">Übersicht</text:span> hast, nen <text:span text:style-name="T1">Suchindex und ne Genre Übersicht. Charts.</text:span> Ich mag Charts.</text:p>
          </table:table-cell>
          <table:table-cell office:value-type="string">
            <text:p>interface to be user-friendly, search index, charts</text:p>
          </table:table-cell>
          <table:table-cell office:value-type="string">
            <text:p>How to Select</text:p>
          </table:table-cell>
          <table:table-cell table:style-name="ce12" office:value-type="string">
            <text:p>desired features</text:p>
          </table:table-cell>
          <table:table-cell table:number-columns-repeated="1020"/>
        </table:table-row>
        <table:table-row table:style-name="ro3">
          <table:table-cell table:style-name="ce2" office:value-type="string">
            <text:p>Charts?</text:p>
          </table:table-cell>
          <table:table-cell table:style-name="ce6" table:number-columns-repeated="3"/>
          <table:table-cell table:style-name="ce2" table:number-columns-repeated="1020"/>
        </table:table-row>
        <table:table-row table:style-name="ro4">
          <table:table-cell office:value-type="string">
            <text:p>Also was halt aktuell grad geschaut wird. Ranglisten nach Beliebtheit. ... Und <text:span text:style-name="T1">Rezensionen</text:span> Wenn einer rein schreibt "des ist voll der scheiß" und des schauen trotzdem alle, dann ist da ein Konflikt dazwischen. Hat keine Plan wie so eine Oberfläche aussieht</text:p>
          </table:table-cell>
          <table:table-cell office:value-type="string">
            <text:p>most watched lists, top lists</text:p>
          </table:table-cell>
          <table:table-cell office:value-type="string">
            <text:p>How to Select</text:p>
          </table:table-cell>
          <table:table-cell table:style-name="ce12" office:value-type="string">
            <text:p>desired features</text:p>
          </table:table-cell>
          <table:table-cell table:number-columns-repeated="1020"/>
        </table:table-row>
        <table:table-row table:style-name="ro5">
          <table:table-cell table:style-name="ce2" office:value-type="string">
            <text:p>Wie findest du dem Umgang mit dem VoD-Serve im Verglih zu bisherigen Angeboten? Wie z.B: TV, Kino DVDs</text:p>
          </table:table-cell>
          <table:table-cell table:style-name="ce6" table:number-columns-repeated="3"/>
          <table:table-cell table:style-name="ce2" table:number-columns-repeated="1020"/>
        </table:table-row>
        <table:table-row table:style-name="ro4">
          <table:table-cell office:value-type="string">
            <text:p>Man ist halt unabhängiger. Man kann hat genauso nachts um 3 wie früh um 9 anschauen.Das ging halt früher nicht so. Für DVDs <text:s/>hast du immer eine DVD-Spieler gebraucht für Kino musstest du immer ewig warten bis er draußen war. Man ist halt einfach unabhäniger.</text:p>
          </table:table-cell>
          <table:table-cell table:number-columns-repeated="1023"/>
        </table:table-row>
        <table:table-row table:style-name="ro7">
          <table:table-cell table:style-name="ce2" office:value-type="string">
            <text:p>Hast du irgendwelche Gewohnheitsveränderungen festgestellt, seitdem du angefangen hast Serien zu schauen, also wirklich regelmäßig?</text:p>
          </table:table-cell>
          <table:table-cell table:style-name="ce6" table:number-columns-repeated="3"/>
          <table:table-cell table:style-name="ce2" table:number-columns-repeated="1020"/>
        </table:table-row>
        <table:table-row table:style-name="ro11">
          <table:table-cell office:value-type="string">
            <text:p>Also ich hab das schon die ganze Schulzeit über gemacht, Gewohnheitsmäßig ist es so dass man sagt ich richte meine Tagesablauf danach aus. Also macht man sich <text:span text:style-name="T1">abends dann halt frei.</text:span> Das kannst du genauso sagen wenn wieder Germany's-next-Topmodel-Zeit ist. Das du sagst, wir<text:span text:style-name="T1"> treffen uns heute Abend</text:span> 20:15 du bist doch da. Du planst es halt wirklich. Du freust dich halt auch auf die Zeit auch. Wenn sie es online stellen, dann plan ich des so dass ich mir den am<text:span text:style-name="T1"> Wochenende vomittags oder nachmittags anschaue</text:span>.</text:p>
          </table:table-cell>
          <table:table-cell office:value-type="string">
            <text:p>select and make time to watch series on weekend; watch with friends</text:p>
          </table:table-cell>
          <table:table-cell office:value-type="string">
            <text:p>when to watch</text:p>
          </table:table-cell>
          <table:table-cell table:style-name="ce12" office:value-type="string">
            <text:p>user desires</text:p>
          </table:table-cell>
          <table:table-cell table:number-columns-repeated="1020"/>
        </table:table-row>
        <table:table-row table:style-name="ro5">
          <table:table-cell table:style-name="ce2" office:value-type="string">
            <text:p>In welchen Situationen hast du das Verlangen Serien zu schauen?</text:p>
          </table:table-cell>
          <table:table-cell table:style-name="ce6" table:number-columns-repeated="3"/>
          <table:table-cell table:style-name="ce2" table:number-columns-repeated="1020"/>
        </table:table-row>
        <table:table-row table:style-name="ro5">
          <table:table-cell office:value-type="string">
            <text:p><text:span text:style-name="T1">Entspannung</text:span> Das ist für mich wirklich Entspannung Eintauchen in das (fiktive) Leben einer anderen Person...</text:p>
          </table:table-cell>
          <table:table-cell office:value-type="string">
            <text:p>watching as relaxation</text:p>
          </table:table-cell>
          <table:table-cell office:value-type="string">
            <text:p>when to watch</text:p>
          </table:table-cell>
          <table:table-cell table:style-name="ce12" office:value-type="string">
            <text:p>user needs</text:p>
          </table:table-cell>
          <table:table-cell table:number-columns-repeated="1020"/>
        </table:table-row>
        <table:table-row table:style-name="ro3">
          <table:table-cell table:style-name="ce2" office:value-type="string">
            <text:p>Stalking...</text:p>
          </table:table-cell>
          <table:table-cell table:style-name="ce6" table:number-columns-repeated="3"/>
          <table:table-cell table:style-name="ce2" table:number-columns-repeated="1020"/>
        </table:table-row>
        <table:table-row table:style-name="ro5">
          <table:table-cell office:value-type="string">
            <text:p>Für mich ist das einfach Entspannung.Wissen dazu bekommen. <text:span text:style-name="T1">Nenns Unterhaltung.</text:span></text:p>
          </table:table-cell>
          <table:table-cell office:value-type="string">
            <text:p>watch for enjoyment</text:p>
          </table:table-cell>
          <table:table-cell office:value-type="string">
            <text:p>when to watch</text:p>
          </table:table-cell>
          <table:table-cell table:style-name="ce12" office:value-type="string">
            <text:p>user needs</text:p>
          </table:table-cell>
          <table:table-cell table:number-columns-repeated="1020"/>
        </table:table-row>
        <table:table-row table:style-name="ro3">
          <table:table-cell table:style-name="ce2" office:value-type="string">
            <text:p>Was ist dir beim Filmschauen wichtig?</text:p>
          </table:table-cell>
          <table:table-cell table:style-name="ce6" table:number-columns-repeated="3"/>
          <table:table-cell table:style-name="ce2" table:number-columns-repeated="1020"/>
        </table:table-row>
        <table:table-row table:style-name="ro4">
          <table:table-cell office:value-type="string">
            <text:p>Vor allem<text:span text:style-name="T1"> Unterhaltung. </text:span>Ich schau gerne Komödien. Am liebsten ist mir eigentlich dass es mir ein happy End gibt. Ich<text:span text:style-name="T1"> gruseln mich sehr ungern</text:span>, ich mag aber <text:span text:style-name="T1">Spannung</text:span>. Ich<text:span text:style-name="T1"> Rätsel sehr gerne mit.</text:span> Ich hab seit kurzem meine Faszination für Tatort entdeckt.</text:p>
          </table:table-cell>
          <table:table-cell office:value-type="string">
            <text:p>Content is important while watching, feeling into it</text:p>
          </table:table-cell>
          <table:table-cell office:value-type="string">
            <text:p>How to Select</text:p>
          </table:table-cell>
          <table:table-cell table:style-name="ce12" office:value-type="string">
            <text:p>user needs</text:p>
          </table:table-cell>
          <table:table-cell table:number-columns-repeated="1020"/>
        </table:table-row>
        <table:table-row table:style-name="ro3">
          <table:table-cell table:style-name="ce2" office:value-type="string">
            <text:p>Wo rauf achtest du bei der Auswahl deiner Filme oder Serien?</text:p>
          </table:table-cell>
          <table:table-cell table:number-columns-repeated="1023"/>
        </table:table-row>
        <table:table-row table:style-name="ro9">
          <table:table-cell office:value-type="string">
            <text:p>Ganz ehrlich? Wenn ichs kaufe oder so was, dass ichs kenne oder <text:span text:style-name="T1">da mir die Zusammenfassung gefällt.</text:span> Wenn ich abends durchs Fernseh- Programm zappe, dann <text:span text:style-name="T1">Interresse</text:span>. Also das es mich <text:span text:style-name="T1">anspricht</text:span>. Und das es vielleicht <text:span text:style-name="T1">nicht komplett stumpfsinnig</text:span> ist. Obwohl auch komplett stumpfsinniges interessant sein kann.</text:p>
          </table:table-cell>
          <table:table-cell office:value-type="string">
            <text:p>Selection by summary, content</text:p>
          </table:table-cell>
          <table:table-cell office:value-type="string">
            <text:p>How to Select</text:p>
          </table:table-cell>
          <table:table-cell table:style-name="ce12" office:value-type="string">
            <text:p>desired features</text:p>
          </table:table-cell>
          <table:table-cell table:number-columns-repeated="1020"/>
        </table:table-row>
        <table:table-row table:style-name="ro5">
          <table:table-cell table:style-name="ce2" office:value-type="string">
            <text:p>Worauf achtest du wenn du besonders online Verträge abschließt?</text:p>
          </table:table-cell>
          <table:table-cell table:style-name="ce6" table:number-columns-repeated="3"/>
          <table:table-cell table:style-name="ce2" table:number-columns-repeated="1020"/>
        </table:table-row>
        <table:table-row table:style-name="ro4">
          <table:table-cell office:value-type="string">
            <text:p>Ich machs eigentlich <text:span text:style-name="T1">sehr ungern,</text:span> weil man da<text:span text:style-name="T1"> nie weiß wie man wieder raus kommt</text:span>. Und weil man wie <text:span text:style-name="T1">wer oder was da hinter steckt.</text:span> Du weiß nie<text:span text:style-name="T1"> mit wem du da auch immer unterschrieben hast</text:span>.Ich bin da eigentlich schon <text:span text:style-name="T1">sehr vorsichtig.</text:span></text:p>
          </table:table-cell>
          <table:table-cell office:value-type="string">
            <text:p>does not want to make deals online, too risky</text:p>
          </table:table-cell>
          <table:table-cell office:value-type="string">
            <text:p>online deals</text:p>
          </table:table-cell>
          <table:table-cell table:style-name="ce12" office:value-type="string">
            <text:p>desired features</text:p>
          </table:table-cell>
          <table:table-cell table:number-columns-repeated="1020"/>
        </table:table-row>
        <table:table-row table:style-name="ro3">
          <table:table-cell table:style-name="ce2" office:value-type="string">
            <text:p>Wenn du so was machst, worauf achtest du besonders?</text:p>
          </table:table-cell>
          <table:table-cell table:style-name="ce6" table:number-columns-repeated="3"/>
          <table:table-cell table:style-name="ce2" table:number-columns-repeated="1020"/>
        </table:table-row>
        <table:table-row table:style-name="ro3">
          <table:table-cell office:value-type="string">
            <text:p>Auf eine SSL-Verschlüsselung Weil des eigentlich ...</text:p>
          </table:table-cell>
          <table:table-cell table:number-columns-repeated="1023"/>
        </table:table-row>
        <table:table-row table:style-name="ro3">
          <table:table-cell table:style-name="ce2" office:value-type="string">
            <text:p>ggrrr...</text:p>
          </table:table-cell>
          <table:table-cell table:style-name="ce6" table:number-columns-repeated="3"/>
          <table:table-cell table:style-name="ce2" table:number-columns-repeated="1020"/>
        </table:table-row>
        <table:table-row table:style-name="ro5">
          <table:table-cell table:style-name="ce4" office:value-type="string">
            <text:p>Oh sag etz nicht das des nicht sicher ist. Du kannst des als Laie nicht sagen.</text:p>
          </table:table-cell>
          <table:table-cell table:style-name="ce9" table:number-columns-repeated="3"/>
          <table:table-cell table:style-name="ce4" table:number-columns-repeated="1020"/>
        </table:table-row>
        <table:table-row table:style-name="ro9">
          <table:table-cell table:style-name="ce2" office:value-type="string">
            <text:p>Also z.B. im WLAN von meiner Arbeit ist das Zertifikat abgelaufen und ich verbinde mich trotzdem weil die Verschlüsselung selber sogar sehr gut ist, es ist lediglich die Legitimation abgelaufen. Aber wenn du mit offenen Augen durchgehst, erkennst du die eigetlich schon, du erkennst ja auch Fake-Mails.</text:p>
          </table:table-cell>
          <table:table-cell table:style-name="ce6" table:number-columns-repeated="3"/>
          <table:table-cell table:style-name="ce2" table:number-columns-repeated="1020"/>
        </table:table-row>
        <table:table-row table:style-name="ro5">
          <table:table-cell table:style-name="ce2" office:value-type="string">
            <text:p>Es geht ja auch darum sehr benutzerfreundlich Suchkriterien zu entwickeln und da du sehr ... unbefangen ... </text:p>
          </table:table-cell>
          <table:table-cell table:style-name="ce6" table:number-columns-repeated="3"/>
          <table:table-cell table:style-name="ce2" table:number-columns-repeated="1020"/>
        </table:table-row>
        <table:table-row table:style-name="ro3">
          <table:table-cell office:value-type="string">
            <text:p>Der dumme Anfänger Depp.</text:p>
          </table:table-cell>
          <table:table-cell table:number-columns-repeated="1023"/>
        </table:table-row>
        <table:table-row table:style-name="ro5">
          <table:table-cell table:style-name="ce2" office:value-type="string">
            <text:p>Ja, der dumme Anfänger depp bist, welche Kriterien würdest du dir denn wünschen?</text:p>
          </table:table-cell>
          <table:table-cell table:style-name="ce6" table:number-columns-repeated="3"/>
          <table:table-cell table:style-name="ce2" table:number-columns-repeated="1020"/>
        </table:table-row>
        <table:table-row table:style-name="ro6">
          <table:table-cell office:value-type="string">
            <text:p>Zum einen <text:span text:style-name="T1">nach Genre. </text:span>nach<text:span text:style-name="T1"> Art,</text:span> ist es n Film ist es ne Serien, Musical, Doku. <text:span text:style-name="T1">Alphabetische Sortierung, </text:span>ich mag wenn was alphabetisch sortiert. Dann findest du das halt als wenn das irgendwie durcheinander gewürfelt ist. Suchmaske würde ich <text:span text:style-name="T1">sehr Anwender freundlich</text:span> machen. Mittlerweile habe ich festgestellt ist die <text:span text:style-name="T1">Such-Maske rechts oben.</text:span> Gut ne? Und als Tipp, mach daneben n <text:span text:style-name="T1">Fragezeichen mit ner Hilfe</text:span> dahinter.</text:p>
          </table:table-cell>
          <table:table-cell office:value-type="string">
            <text:p>Search criteria: alphabetic sort, filter by genre, category, need of help icon</text:p>
          </table:table-cell>
          <table:table-cell office:value-type="string">
            <text:p>How to Select</text:p>
          </table:table-cell>
          <table:table-cell table:style-name="ce12" office:value-type="string">
            <text:p>desired features</text:p>
          </table:table-cell>
          <table:table-cell table:number-columns-repeated="1020"/>
        </table:table-row>
        <table:table-row table:style-name="ro6" table:number-rows-repeated="1048515">
          <table:table-cell table:number-columns-repeated="1024"/>
        </table:table-row>
        <table:table-row table:style-name="ro6">
          <table:table-cell table:number-columns-repeated="1024"/>
        </table:table-row>
      </table:table>
      <table:table table:name="Tabelle2" table:style-name="ta1" table:print="false">
        <table:table-column table:style-name="co5" table:default-cell-style-name="Default"/>
        <table:table-row table:style-name="ro10">
          <table:table-cell/>
        </table:table-row>
      </table:table>
      <table:table table:name="Tabelle3" table:style-name="ta1" table:print="false">
        <table:table-column table:style-name="co5" table:default-cell-style-name="Default"/>
        <table:table-row table:style-name="ro10">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de" fo:country="DE"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currency-symbol number:language="en" number:country="US">$</number:currency-symbol>
      <number:number number: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integer-digits="1" number:grouping="true"/>
      <style:map style:condition="value()&gt;=0" style:apply-style-name="N109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8">28.10.2014</text:date>, <text:time>19:17:4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as Müller</meta:initial-creator>
    <meta:creation-date>2014-10-28T17:37:59</meta:creation-date>
    <meta:generator>OpenOffice/4.1.0$Unix OpenOffice.org_project/410m18$Build-9764</meta:generator>
    <dc:date>2014-10-28T19:17:47</dc:date>
    <dc:creator>Mathias Müller</dc:creator>
    <meta:editing-duration>PT46M38S</meta:editing-duration>
    <meta:editing-cycles>11</meta:editing-cycles>
    <meta:document-statistic meta:table-count="3" meta:cell-count="117" meta:object-count="0"/>
  </office:meta>
</office:document-meta>
</file>